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2-22T11:12:51.57</dc:date>
    <meta:editing-duration>PT01H15M35S</meta:editing-duration>
    <meta:editing-cycles>13</meta:editing-cycles>
    <meta:generator>OpenOffice.org/3.2$Win32 OpenOffice.org_project/320m12$Build-9483</meta:generator>
    <meta:document-statistic meta:table-count="0" meta:image-count="0" meta:object-count="0" meta:page-count="1" meta:paragraph-count="27" meta:word-count="551" meta:character-count="3564"/>
  </office:meta>
</office:document-meta>
</file>